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</office:automatic-styles>
  <office:body>
    <office:presentation>
      <draw:page draw:name="TestText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estText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31T09:48:11.884469636</meta:creation-date>
    <dc:date>2014-07-31T09:52:54.562814416</dc:date>
    <meta:editing-duration>PT1M13S</meta:editing-duration>
    <meta:editing-cycles>2</meta:editing-cycles>
    <meta:generator>LibreOfficeDev/4.4.0.0.alpha0$Linux_X86_64 LibreOffice_project/f998ed0b26e6e0b2097160e0eff45edbd7b6ac9f</meta:generator>
    <meta:document-statistic meta:object-count="33"/>
  </office:meta>
</office:document-meta>
</file>